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</table:table-row>
        <table:table-row table:style-name="ro1">
          <table:table-cell office:value-type="float" office:value="411.444175" calcext:value-type="float">
            <text:p>411,444175</text:p>
          </table:table-cell>
          <table:table-cell table:formula="of:=AVERAGE([.A2:.A24])" office:value-type="float" office:value="443.624611956522" calcext:value-type="float">
            <text:p>443,624611956522</text:p>
          </table:table-cell>
          <table:table-cell table:formula="of:=STDEV([.A2:.A24])" office:value-type="float" office:value="83.2826157543424" calcext:value-type="float">
            <text:p>83,2826157543424</text:p>
          </table:table-cell>
          <table:table-cell office:value-type="float" office:value="4659.939375" calcext:value-type="float">
            <text:p>4659,939375</text:p>
          </table:table-cell>
          <table:table-cell table:formula="of:=AVERAGE([.D2:.D27])" office:value-type="float" office:value="4509.14250865385" calcext:value-type="float">
            <text:p>4509,14250865385</text:p>
          </table:table-cell>
          <table:table-cell table:formula="of:=STDEV([.D2:.D27])" office:value-type="float" office:value="170.037441259284" calcext:value-type="float">
            <text:p>170,037441259284</text:p>
          </table:table-cell>
        </table:table-row>
        <table:table-row table:style-name="ro1">
          <table:table-cell office:value-type="float" office:value="383.6913625" calcext:value-type="float">
            <text:p>383,6913625</text:p>
          </table:table-cell>
          <table:table-cell table:number-columns-repeated="2"/>
          <table:table-cell office:value-type="float" office:value="4646.039025" calcext:value-type="float">
            <text:p>4646,039025</text:p>
          </table:table-cell>
          <table:table-cell table:number-columns-repeated="2"/>
        </table:table-row>
        <table:table-row table:style-name="ro1">
          <table:table-cell office:value-type="float" office:value="367.148425" calcext:value-type="float">
            <text:p>367,148425</text:p>
          </table:table-cell>
          <table:table-cell table:number-columns-repeated="2"/>
          <table:table-cell office:value-type="float" office:value="4332.18627500001" calcext:value-type="float">
            <text:p>4332,18627500001</text:p>
          </table:table-cell>
          <table:table-cell table:number-columns-repeated="2"/>
        </table:table-row>
        <table:table-row table:style-name="ro1">
          <table:table-cell office:value-type="float" office:value="376.2261875" calcext:value-type="float">
            <text:p>376,2261875</text:p>
          </table:table-cell>
          <table:table-cell table:number-columns-repeated="2"/>
          <table:table-cell office:value-type="float" office:value="4410.1395" calcext:value-type="float">
            <text:p>4410,1395</text:p>
          </table:table-cell>
          <table:table-cell table:number-columns-repeated="2"/>
        </table:table-row>
        <table:table-row table:style-name="ro1">
          <table:table-cell office:value-type="float" office:value="353.43" calcext:value-type="float">
            <text:p>353,43</text:p>
          </table:table-cell>
          <table:table-cell table:number-columns-repeated="2"/>
          <table:table-cell office:value-type="float" office:value="4277.00362499999" calcext:value-type="float">
            <text:p>4277,00362499999</text:p>
          </table:table-cell>
          <table:table-cell table:number-columns-repeated="2"/>
        </table:table-row>
        <table:table-row table:style-name="ro1">
          <table:table-cell office:value-type="float" office:value="317.856875" calcext:value-type="float">
            <text:p>317,856875</text:p>
          </table:table-cell>
          <table:table-cell table:number-columns-repeated="2"/>
          <table:table-cell office:value-type="float" office:value="4437.916875" calcext:value-type="float">
            <text:p>4437,916875</text:p>
          </table:table-cell>
          <table:table-cell table:number-columns-repeated="2"/>
        </table:table-row>
        <table:table-row table:style-name="ro1">
          <table:table-cell office:value-type="float" office:value="521.184300000002" calcext:value-type="float">
            <text:p>521,184300000002</text:p>
          </table:table-cell>
          <table:table-cell table:number-columns-repeated="2"/>
          <table:table-cell office:value-type="float" office:value="4513.695525" calcext:value-type="float">
            <text:p>4513,695525</text:p>
          </table:table-cell>
          <table:table-cell table:number-columns-repeated="2"/>
        </table:table-row>
        <table:table-row table:style-name="ro1">
          <table:table-cell office:value-type="float" office:value="437.4741" calcext:value-type="float">
            <text:p>437,4741</text:p>
          </table:table-cell>
          <table:table-cell table:number-columns-repeated="2"/>
          <table:table-cell office:value-type="float" office:value="4404.80837500001" calcext:value-type="float">
            <text:p>4404,80837500001</text:p>
          </table:table-cell>
          <table:table-cell table:number-columns-repeated="2"/>
        </table:table-row>
        <table:table-row table:style-name="ro1">
          <table:table-cell office:value-type="float" office:value="433.2939" calcext:value-type="float">
            <text:p>433,2939</text:p>
          </table:table-cell>
          <table:table-cell table:number-columns-repeated="2"/>
          <table:table-cell office:value-type="float" office:value="4227.77" calcext:value-type="float">
            <text:p>4227,77</text:p>
          </table:table-cell>
          <table:table-cell table:number-columns-repeated="2"/>
        </table:table-row>
        <table:table-row table:style-name="ro1">
          <table:table-cell office:value-type="float" office:value="450.521600000002" calcext:value-type="float">
            <text:p>450,521600000002</text:p>
          </table:table-cell>
          <table:table-cell table:number-columns-repeated="2"/>
          <table:table-cell office:value-type="float" office:value="3992.41862499999" calcext:value-type="float">
            <text:p>3992,41862499999</text:p>
          </table:table-cell>
          <table:table-cell table:number-columns-repeated="2"/>
        </table:table-row>
        <table:table-row table:style-name="ro1">
          <table:table-cell office:value-type="float" office:value="442.401599999999" calcext:value-type="float">
            <text:p>442,401599999999</text:p>
          </table:table-cell>
          <table:table-cell table:number-columns-repeated="2"/>
          <table:table-cell office:value-type="float" office:value="4637.2968" calcext:value-type="float">
            <text:p>4637,2968</text:p>
          </table:table-cell>
          <table:table-cell table:number-columns-repeated="2"/>
        </table:table-row>
        <table:table-row table:style-name="ro1">
          <table:table-cell office:value-type="float" office:value="454.3179" calcext:value-type="float">
            <text:p>454,3179</text:p>
          </table:table-cell>
          <table:table-cell table:number-columns-repeated="2"/>
          <table:table-cell office:value-type="float" office:value="4558.5141" calcext:value-type="float">
            <text:p>4558,5141</text:p>
          </table:table-cell>
          <table:table-cell table:number-columns-repeated="2"/>
        </table:table-row>
        <table:table-row table:style-name="ro1">
          <table:table-cell office:value-type="float" office:value="439.5105" calcext:value-type="float">
            <text:p>439,5105</text:p>
          </table:table-cell>
          <table:table-cell table:number-columns-repeated="2"/>
          <table:table-cell office:value-type="float" office:value="4575.3579" calcext:value-type="float">
            <text:p>4575,3579</text:p>
          </table:table-cell>
          <table:table-cell table:number-columns-repeated="2"/>
        </table:table-row>
        <table:table-row table:style-name="ro1">
          <table:table-cell office:value-type="float" office:value="366.304" calcext:value-type="float">
            <text:p>366,304</text:p>
          </table:table-cell>
          <table:table-cell table:number-columns-repeated="2"/>
          <table:table-cell office:value-type="float" office:value="4615.4423" calcext:value-type="float">
            <text:p>4615,4423</text:p>
          </table:table-cell>
          <table:table-cell table:number-columns-repeated="2"/>
        </table:table-row>
        <table:table-row table:style-name="ro1">
          <table:table-cell office:value-type="float" office:value="520.4745" calcext:value-type="float">
            <text:p>520,4745</text:p>
          </table:table-cell>
          <table:table-cell table:number-columns-repeated="2"/>
          <table:table-cell office:value-type="float" office:value="4621.6589" calcext:value-type="float">
            <text:p>4621,6589</text:p>
          </table:table-cell>
          <table:table-cell table:number-columns-repeated="2"/>
        </table:table-row>
        <table:table-row table:style-name="ro1">
          <table:table-cell office:value-type="float" office:value="431.5083" calcext:value-type="float">
            <text:p>431,5083</text:p>
          </table:table-cell>
          <table:table-cell table:number-columns-repeated="2"/>
          <table:table-cell office:value-type="float" office:value="4537.4413" calcext:value-type="float">
            <text:p>4537,4413</text:p>
          </table:table-cell>
          <table:table-cell table:number-columns-repeated="2"/>
        </table:table-row>
        <table:table-row table:style-name="ro1">
          <table:table-cell office:value-type="float" office:value="514.186400000002" calcext:value-type="float">
            <text:p>514,186400000002</text:p>
          </table:table-cell>
          <table:table-cell table:number-columns-repeated="2"/>
          <table:table-cell office:value-type="float" office:value="4414.7847" calcext:value-type="float">
            <text:p>4414,7847</text:p>
          </table:table-cell>
          <table:table-cell table:number-columns-repeated="2"/>
        </table:table-row>
        <table:table-row table:style-name="ro1">
          <table:table-cell office:value-type="float" office:value="503.099099999996" calcext:value-type="float">
            <text:p>503,099099999996</text:p>
          </table:table-cell>
          <table:table-cell table:number-columns-repeated="2"/>
          <table:table-cell office:value-type="float" office:value="4492.8576" calcext:value-type="float">
            <text:p>4492,8576</text:p>
          </table:table-cell>
          <table:table-cell table:number-columns-repeated="2"/>
        </table:table-row>
        <table:table-row table:style-name="ro1">
          <table:table-cell office:value-type="float" office:value="378.027999999999" calcext:value-type="float">
            <text:p>378,027999999999</text:p>
          </table:table-cell>
          <table:table-cell table:number-columns-repeated="2"/>
          <table:table-cell office:value-type="float" office:value="4470.048" calcext:value-type="float">
            <text:p>4470,048</text:p>
          </table:table-cell>
          <table:table-cell table:number-columns-repeated="2"/>
        </table:table-row>
        <table:table-row table:style-name="ro1">
          <table:table-cell office:value-type="float" office:value="440.076000000001" calcext:value-type="float">
            <text:p>440,076000000001</text:p>
          </table:table-cell>
          <table:table-cell table:number-columns-repeated="2"/>
          <table:table-cell office:value-type="float" office:value="4468.0777" calcext:value-type="float">
            <text:p>4468,0777</text:p>
          </table:table-cell>
          <table:table-cell table:number-columns-repeated="2"/>
        </table:table-row>
        <table:table-row table:style-name="ro1">
          <table:table-cell office:value-type="float" office:value="415.915500000001" calcext:value-type="float">
            <text:p>415,915500000001</text:p>
          </table:table-cell>
          <table:table-cell table:number-columns-repeated="2"/>
          <table:table-cell office:value-type="float" office:value="4542.7536" calcext:value-type="float">
            <text:p>4542,7536</text:p>
          </table:table-cell>
          <table:table-cell table:number-columns-repeated="2"/>
        </table:table-row>
        <table:table-row table:style-name="ro1">
          <table:table-cell office:value-type="float" office:value="528.938099999998" calcext:value-type="float">
            <text:p>528,938099999998</text:p>
          </table:table-cell>
          <table:table-cell table:number-columns-repeated="2"/>
          <table:table-cell office:value-type="float" office:value="4679.5487" calcext:value-type="float">
            <text:p>4679,5487</text:p>
          </table:table-cell>
          <table:table-cell table:number-columns-repeated="2"/>
        </table:table-row>
        <table:table-row table:style-name="ro1">
          <table:table-cell office:value-type="float" office:value="716.335250000004" calcext:value-type="float">
            <text:p>716,335250000004</text:p>
          </table:table-cell>
          <table:table-cell table:number-columns-repeated="2"/>
          <table:table-cell office:value-type="float" office:value="4600.288" calcext:value-type="float">
            <text:p>4600,2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38.1755" calcext:value-type="float">
            <text:p>4638,17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27.0376" calcext:value-type="float">
            <text:p>4727,03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56.505325" calcext:value-type="float">
            <text:p>4756,5053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44.873825" calcext:value-type="float">
            <text:p>4644,8738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42:22.87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37:57.094000000</meta:creation-date>
    <meta:generator>LibreOffice/6.1.2.1$Windows_X86_64 LibreOffice_project/65905a128db06ba48db947242809d14d3f9a93fe</meta:generator>
    <dc:date>2019-02-16T22:52:44.054000000</dc:date>
    <meta:editing-duration>PT21M45S</meta:editing-duration>
    <meta:editing-cycles>5</meta:editing-cycles>
    <meta:document-statistic meta:table-count="1" meta:cell-count="60" meta:object-count="0"/>
  </office:meta>
</office:document-meta>
</file>